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experimentation" style:family="table">
      <style:table-properties style:width="6.925in" table:align="margins"/>
    </style:style>
    <style:style style:name="experimentation.A" style:family="table-column">
      <style:table-column-properties style:column-width="1.1542in" style:rel-column-width="10922*"/>
    </style:style>
    <style:style style:name="experimentation.A1" style:family="table-cell">
      <style:table-cell-properties fo:padding="0.0382in" fo:border-left="0.05pt solid #000000" fo:border-right="none" fo:border-top="0.05pt solid #000000" fo:border-bottom="0.05pt solid #000000"/>
    </style:style>
    <style:style style:name="experimentation.C1" style:family="table-cell">
      <style:table-cell-properties fo:padding="0.0382in" fo:border="0.05pt solid #000000"/>
    </style:style>
    <style:style style:name="experimentation.C2" style:family="table-cell">
      <style:table-cell-properties fo:padding="0.0382in" fo:border-left="0.05pt solid #000000" fo:border-right="none" fo:border-top="none" fo:border-bottom="0.05pt solid #000000"/>
    </style:style>
    <style:style style:name="experimentation.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c243" officeooo:paragraph-rsid="001ec243"/>
    </style:style>
    <style:style style:name="P2" style:family="paragraph" style:parent-style-name="Standard">
      <style:text-properties officeooo:rsid="001fdcc3" officeooo:paragraph-rsid="001fdcc3"/>
    </style:style>
    <style:style style:name="P3" style:family="paragraph" style:parent-style-name="Standard">
      <style:text-properties officeooo:rsid="001fdcc3" officeooo:paragraph-rsid="00238bd9"/>
    </style:style>
    <style:style style:name="P4" style:family="paragraph" style:parent-style-name="Standard">
      <style:text-properties officeooo:paragraph-rsid="001fdcc3"/>
    </style:style>
    <style:style style:name="P5" style:family="paragraph" style:parent-style-name="Standard">
      <style:text-properties fo:font-weight="bold" officeooo:rsid="001fdcc3" officeooo:paragraph-rsid="001fdcc3" style:font-weight-asian="bold" style:font-weight-complex="bold"/>
    </style:style>
    <style:style style:name="P6" style:family="paragraph" style:parent-style-name="Standard">
      <style:text-properties fo:font-weight="bold" officeooo:rsid="00218063" officeooo:paragraph-rsid="00218063" style:font-weight-asian="bold" style:font-weight-complex="bold"/>
    </style:style>
    <style:style style:name="P7" style:family="paragraph" style:parent-style-name="Standard">
      <style:text-properties fo:font-weight="bold" officeooo:rsid="002297fc" officeooo:paragraph-rsid="002297fc" style:font-weight-asian="bold" style:font-weight-complex="bold"/>
    </style:style>
    <style:style style:name="P8" style:family="paragraph" style:parent-style-name="Standard">
      <style:text-properties fo:font-style="italic" fo:font-weight="normal" officeooo:rsid="001fdcc3" officeooo:paragraph-rsid="001fdcc3" style:font-style-asian="italic" style:font-weight-asian="normal" style:font-style-complex="italic" style:font-weight-complex="normal"/>
    </style:style>
    <style:style style:name="P9" style:family="paragraph" style:parent-style-name="Standard">
      <style:text-properties fo:font-style="italic" fo:font-weight="normal" officeooo:rsid="001ec243" officeooo:paragraph-rsid="001ec243" style:font-style-asian="italic" style:font-weight-asian="normal" style:font-style-complex="italic" style:font-weight-complex="normal"/>
    </style:style>
    <style:style style:name="P10" style:family="paragraph" style:parent-style-name="Standard">
      <style:text-properties officeooo:rsid="002297fc" officeooo:paragraph-rsid="002297fc"/>
    </style:style>
    <style:style style:name="P11" style:family="paragraph" style:parent-style-name="Standard">
      <style:text-properties officeooo:rsid="002297fc" officeooo:paragraph-rsid="00238bd9"/>
    </style:style>
    <style:style style:name="P12" style:family="paragraph" style:parent-style-name="Standard">
      <style:text-properties officeooo:rsid="00238bd9" officeooo:paragraph-rsid="00238bd9"/>
    </style:style>
    <style:style style:name="P13" style:family="paragraph" style:parent-style-name="Table_20_Contents">
      <style:text-properties officeooo:rsid="00238bd9" officeooo:paragraph-rsid="00238bd9"/>
    </style:style>
    <style:style style:name="P14" style:family="paragraph" style:parent-style-name="Table_20_Contents">
      <style:paragraph-properties fo:text-align="center" style:justify-single-word="false"/>
      <style:text-properties officeooo:rsid="00238bd9" officeooo:paragraph-rsid="00238bd9"/>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paragraph-rsid="00238bd9"/>
    </style:style>
    <style:style style:name="P17" style:family="paragraph" style:parent-style-name="Table_20_Contents">
      <style:text-properties officeooo:rsid="0023ac85" officeooo:paragraph-rsid="0023ac85"/>
    </style:style>
    <style:style style:name="P18" style:family="paragraph" style:parent-style-name="Header">
      <style:paragraph-properties fo:text-align="center" style:justify-single-word="false"/>
      <style:text-properties officeooo:rsid="0023ac85" officeooo:paragraph-rsid="0023ac85"/>
    </style:style>
    <style:style style:name="P19" style:family="paragraph" style:parent-style-name="Header">
      <style:paragraph-properties fo:text-align="end" style:justify-single-word="false"/>
      <style:text-properties officeooo:rsid="0023ac85" officeooo:paragraph-rsid="0023ac85"/>
    </style:style>
    <style:style style:name="T1" style:family="text">
      <style:text-properties officeooo:rsid="001fdc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RUNNING THE PROGRAM:</text:p>
      <text:p text:style-name="P2">$ javac decision_tree.java</text:p>
      <text:p text:style-name="P2">$ java decision_tree 1000 30 "&lt;traning_file_path&gt;" "&lt;validation_file_path&gt;" "&lt;test_file_path&gt;" yes</text:p>
      <text:p text:style-name="P2"/>
      <text:p text:style-name="P5">Total parameters to be passed: 6</text:p>
      <text:p text:style-name="P2">The program doesn't run without these 6 parameters</text:p>
      <text:p text:style-name="P2">Parameter 1: L-value </text:p>
      <text:p text:style-name="P2">Parameter 2: K-value</text:p>
      <text:p text:style-name="P2">Parameter 3: path for the training set file within double quotes</text:p>
      <text:p text:style-name="P2">Parameter 4: path for the validation set file within double quotes</text:p>
      <text:p text:style-name="P2">Parameter 5: path for the test set file within double quotes</text:p>
      <text:p text:style-name="P4"><text:span text:style-name="T1">Parameter 6: yes | no, for printing the decision tree after pruning</text:span></text:p>
      <text:p text:style-name="Standard"/>
      <text:p text:style-name="P6">IMPLEMENTATION DESIGN:</text:p>
      <text:p text:style-name="P8">Reading the input .csv file:</text:p>
      <text:p text:style-name="P2">1. Identify the attributes (features)</text:p>
      <text:p text:style-name="P2">2. Identify the target attribute</text:p>
      <text:p text:style-name="P2">3. Get the data set loaded into a 2D array</text:p>
      <text:p text:style-name="P1"/>
      <text:p text:style-name="P9">Building decision tree:</text:p>
      <text:p text:style-name="P1">1. Decision Tree is built using the ID3 algorithm recursively by identifying the best classifying attribute having the maximum gain.</text:p>
      <text:p text:style-name="P1">2. The best attibute among the list of attributes is selected using one of the two heuristics</text:p>
      <text:p text:style-name="P1"><text:tab/>1) entropy and</text:p>
      <text:p text:style-name="P1"><text:tab/>2) variance impurity</text:p>
      <text:p text:style-name="P1"/>
      <text:p text:style-name="P8">Calculating accuracy:</text:p>
      <text:p text:style-name="P2">1. Test the decision tree constucted with the test data by tracing the attributes for each instance and the leaf node it leads to. Compare the resultant node value with the class attribute value given. Count the number of successful classifications and find the accuracy by dividing with the total number of instances.</text:p>
      <text:p text:style-name="P2"/>
      <text:p text:style-name="P8">Post-pruning:</text:p>
      <text:p text:style-name="P2">1. Calculate the accuracy of the decision tree constructed against the validation set</text:p>
      <text:p text:style-name="P2">2. A random non-leaf node from the decision tree is selected and replaced with leaf node assigning the most common value at that node.</text:p>
      <text:p text:style-name="P2">3. Do this replaced till n times, where n is any random number between 1 to k(input parameter).</text:p>
      <text:p text:style-name="P2">4. Calculate the accuracy of the tree formed as a result of this pruning, if that performs well on the validation set than the previous tree then remember the tree.</text:p>
      <text:p text:style-name="P2">5. Repeat the pruning process l(input parameter) times and return the best tree found in terms of accuracy against the validation set</text:p>
      <text:p text:style-name="P2"/>
      <text:p text:style-name="P8"><text:soft-page-break/>Final accuracy:</text:p>
      <text:p text:style-name="P2">1. Test the accuracy of the decision tree after pruning against the test data set.</text:p>
      <text:p text:style-name="P2"/>
      <text:p text:style-name="P2"/>
      <text:p text:style-name="P2"/>
      <text:p text:style-name="P2"/>
      <text:p text:style-name="P2"/>
      <text:p text:style-name="P7">RESULTS:</text:p>
      <text:p text:style-name="P10"/>
      <text:p text:style-name="P12">DATA SET 1:</text:p>
      <text:p text:style-name="P10"/>
      <table:table table:name="experimentation" table:style-name="experimentation">
        <table:table-column table:style-name="experimentation.A" table:number-columns-repeated="6"/>
        <table:table-row>
          <table:table-cell table:style-name="experimentation.A1" table:number-rows-spanned="3" office:value-type="string">
            <text:p text:style-name="P14"/>
            <text:p text:style-name="P14">L</text:p>
          </table:table-cell>
          <table:table-cell table:style-name="experimentation.A1" table:number-rows-spanned="3" office:value-type="string">
            <text:p text:style-name="P14"/>
            <text:p text:style-name="P14">K</text:p>
          </table:table-cell>
          <table:table-cell table:style-name="experimentation.C1" table:number-columns-spanned="4" office:value-type="string">
            <text:p text:style-name="P14">ACCURACY (in %)</text:p>
          </table:table-cell>
          <table:covered-table-cell/>
          <table:covered-table-cell/>
          <table:covered-table-cell/>
        </table:table-row>
        <table:table-row>
          <table:covered-table-cell/>
          <table:covered-table-cell/>
          <table:table-cell table:style-name="experimentation.C2" table:number-columns-spanned="2" office:value-type="string">
            <text:p text:style-name="P14">ENTROPY</text:p>
          </table:table-cell>
          <table:covered-table-cell/>
          <table:table-cell table:style-name="experimentation.E2" table:number-columns-spanned="2" office:value-type="string">
            <text:p text:style-name="P14">VARIANCE IMPURITY</text:p>
          </table:table-cell>
          <table:covered-table-cell/>
        </table:table-row>
        <table:table-row>
          <table:covered-table-cell/>
          <table:covered-table-cell/>
          <table:table-cell table:style-name="experimentation.C2" office:value-type="string">
            <text:p text:style-name="P14">Before pruning</text:p>
          </table:table-cell>
          <table:table-cell table:style-name="experimentation.C2" office:value-type="string">
            <text:p text:style-name="P14">After pruning</text:p>
          </table:table-cell>
          <table:table-cell table:style-name="experimentation.C2" office:value-type="string">
            <text:p text:style-name="P14">Before pruning</text:p>
          </table:table-cell>
          <table:table-cell table:style-name="experimentation.E2" office:value-type="string">
            <text:p text:style-name="P14">After pruning</text:p>
          </table:table-cell>
        </table:table-row>
        <table:table-row>
          <table:table-cell table:style-name="experimentation.C2" office:value-type="string">
            <text:p text:style-name="P13">100</text:p>
          </table:table-cell>
          <table:table-cell table:style-name="experimentation.C2" office:value-type="string">
            <text:p text:style-name="P13">20</text:p>
          </table:table-cell>
          <table:table-cell table:style-name="experimentation.C2" office:value-type="string">
            <text:p text:style-name="P13">75.85</text:p>
          </table:table-cell>
          <table:table-cell table:style-name="experimentation.C2" office:value-type="string">
            <text:p text:style-name="P13">76.4999999</text:p>
          </table:table-cell>
          <table:table-cell table:style-name="experimentation.C2" office:value-type="string">
            <text:p text:style-name="P13">76.64999</text:p>
          </table:table-cell>
          <table:table-cell table:style-name="experimentation.E2" office:value-type="string">
            <text:p text:style-name="P13">77.10</text:p>
          </table:table-cell>
        </table:table-row>
        <table:table-row>
          <table:table-cell table:style-name="experimentation.C2" office:value-type="string">
            <text:p text:style-name="P13">500</text:p>
          </table:table-cell>
          <table:table-cell table:style-name="experimentation.C2" office:value-type="string">
            <text:p text:style-name="P13">30</text:p>
          </table:table-cell>
          <table:table-cell table:style-name="experimentation.C2" office:value-type="string">
            <text:p text:style-name="P13">75.85</text:p>
          </table:table-cell>
          <table:table-cell table:style-name="experimentation.C2" office:value-type="string">
            <text:p text:style-name="P13">77.2</text:p>
          </table:table-cell>
          <table:table-cell table:style-name="experimentation.C2" office:value-type="string">
            <text:p text:style-name="P13">76.64999</text:p>
          </table:table-cell>
          <table:table-cell table:style-name="experimentation.E2" office:value-type="string">
            <text:p text:style-name="P13">77.85</text:p>
          </table:table-cell>
        </table:table-row>
        <table:table-row>
          <table:table-cell table:style-name="experimentation.C2" office:value-type="string">
            <text:p text:style-name="P13">1000</text:p>
          </table:table-cell>
          <table:table-cell table:style-name="experimentation.C2" office:value-type="string">
            <text:p text:style-name="P13">50</text:p>
          </table:table-cell>
          <table:table-cell table:style-name="experimentation.C2" office:value-type="string">
            <text:p text:style-name="P13">75.85</text:p>
          </table:table-cell>
          <table:table-cell table:style-name="experimentation.C2" office:value-type="string">
            <text:p text:style-name="P13">76.14</text:p>
          </table:table-cell>
          <table:table-cell table:style-name="experimentation.C2" office:value-type="string">
            <text:p text:style-name="P13">76.64999</text:p>
          </table:table-cell>
          <table:table-cell table:style-name="experimentation.E2" office:value-type="string">
            <text:p text:style-name="P13">77.3</text:p>
          </table:table-cell>
        </table:table-row>
        <table:table-row>
          <table:table-cell table:style-name="experimentation.C2" office:value-type="string">
            <text:p text:style-name="P13">2000</text:p>
          </table:table-cell>
          <table:table-cell table:style-name="experimentation.C2" office:value-type="string">
            <text:p text:style-name="P13">50</text:p>
          </table:table-cell>
          <table:table-cell table:style-name="experimentation.C2" office:value-type="string">
            <text:p text:style-name="P13">75.85</text:p>
          </table:table-cell>
          <table:table-cell table:style-name="experimentation.C2" office:value-type="string">
            <text:p text:style-name="P13">77.10</text:p>
          </table:table-cell>
          <table:table-cell table:style-name="experimentation.C2" office:value-type="string">
            <text:p text:style-name="P13">76.64999</text:p>
          </table:table-cell>
          <table:table-cell table:style-name="experimentation.E2" office:value-type="string">
            <text:p text:style-name="P13">77.45</text:p>
          </table:table-cell>
        </table:table-row>
        <table:table-row>
          <table:table-cell table:style-name="experimentation.C2" office:value-type="string">
            <text:p text:style-name="P13">1000</text:p>
          </table:table-cell>
          <table:table-cell table:style-name="experimentation.C2" office:value-type="string">
            <text:p text:style-name="P13">70</text:p>
          </table:table-cell>
          <table:table-cell table:style-name="experimentation.C2" office:value-type="string">
            <text:p text:style-name="P13">75.85</text:p>
          </table:table-cell>
          <table:table-cell table:style-name="experimentation.C2" office:value-type="string">
            <text:p text:style-name="P13">76.75</text:p>
          </table:table-cell>
          <table:table-cell table:style-name="experimentation.C2" office:value-type="string">
            <text:p text:style-name="P13">76.64999</text:p>
          </table:table-cell>
          <table:table-cell table:style-name="experimentation.E2" office:value-type="string">
            <text:p text:style-name="P13">78.5</text:p>
          </table:table-cell>
        </table:table-row>
        <table:table-row>
          <table:table-cell table:style-name="experimentation.C2" office:value-type="string">
            <text:p text:style-name="P13">1000</text:p>
          </table:table-cell>
          <table:table-cell table:style-name="experimentation.C2" office:value-type="string">
            <text:p text:style-name="P13">80</text:p>
          </table:table-cell>
          <table:table-cell table:style-name="experimentation.C2" office:value-type="string">
            <text:p text:style-name="P13">75.85</text:p>
          </table:table-cell>
          <table:table-cell table:style-name="experimentation.C2" office:value-type="string">
            <text:p text:style-name="P13">77.60</text:p>
          </table:table-cell>
          <table:table-cell table:style-name="experimentation.C2" office:value-type="string">
            <text:p text:style-name="P13">76.64999</text:p>
          </table:table-cell>
          <table:table-cell table:style-name="experimentation.E2" office:value-type="string">
            <text:p text:style-name="P13">77.3</text:p>
          </table:table-cell>
        </table:table-row>
        <table:table-row>
          <table:table-cell table:style-name="experimentation.C2" office:value-type="string">
            <text:p text:style-name="P13">2000</text:p>
          </table:table-cell>
          <table:table-cell table:style-name="experimentation.C2" office:value-type="string">
            <text:p text:style-name="P13">80</text:p>
          </table:table-cell>
          <table:table-cell table:style-name="experimentation.C2" office:value-type="string">
            <text:p text:style-name="P13">75.85</text:p>
          </table:table-cell>
          <table:table-cell table:style-name="experimentation.C2" office:value-type="string">
            <text:p text:style-name="P13">76.95</text:p>
          </table:table-cell>
          <table:table-cell table:style-name="experimentation.C2" office:value-type="string">
            <text:p text:style-name="P13">76.64999</text:p>
          </table:table-cell>
          <table:table-cell table:style-name="experimentation.E2" office:value-type="string">
            <text:p text:style-name="P13">77.2</text:p>
          </table:table-cell>
        </table:table-row>
        <table:table-row>
          <table:table-cell table:style-name="experimentation.C2" office:value-type="string">
            <text:p text:style-name="P13">200</text:p>
          </table:table-cell>
          <table:table-cell table:style-name="experimentation.C2" office:value-type="string">
            <text:p text:style-name="P13">10</text:p>
          </table:table-cell>
          <table:table-cell table:style-name="experimentation.C2" office:value-type="string">
            <text:p text:style-name="P13">75.85</text:p>
          </table:table-cell>
          <table:table-cell table:style-name="experimentation.C2" office:value-type="string">
            <text:p text:style-name="P13">76.25</text:p>
          </table:table-cell>
          <table:table-cell table:style-name="experimentation.C2" office:value-type="string">
            <text:p text:style-name="P13">76.64999</text:p>
          </table:table-cell>
          <table:table-cell table:style-name="experimentation.E2" office:value-type="string">
            <text:p text:style-name="P13">78.05</text:p>
          </table:table-cell>
        </table:table-row>
        <table:table-row>
          <table:table-cell table:style-name="experimentation.C2" office:value-type="string">
            <text:p text:style-name="P13">300</text:p>
          </table:table-cell>
          <table:table-cell table:style-name="experimentation.C2" office:value-type="string">
            <text:p text:style-name="P13">25</text:p>
          </table:table-cell>
          <table:table-cell table:style-name="experimentation.C2" office:value-type="string">
            <text:p text:style-name="P13">75.85</text:p>
          </table:table-cell>
          <table:table-cell table:style-name="experimentation.C2" office:value-type="string">
            <text:p text:style-name="P13">76.4999</text:p>
          </table:table-cell>
          <table:table-cell table:style-name="experimentation.C2" office:value-type="string">
            <text:p text:style-name="P13">76.64999</text:p>
          </table:table-cell>
          <table:table-cell table:style-name="experimentation.E2" office:value-type="string">
            <text:p text:style-name="P13">76.9</text:p>
          </table:table-cell>
        </table:table-row>
      </table:table>
      <text:p text:style-name="P10"/>
      <text:p text:style-name="P2"/>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DATA SET 2:</text:p>
      <text:p text:style-name="P11"/>
      <table:table table:name="Table1" table:style-name="Table1">
        <table:table-column table:style-name="Table1.A" table:number-columns-repeated="6"/>
        <table:table-row>
          <table:table-cell table:style-name="Table1.A1" table:number-rows-spanned="3" office:value-type="string">
            <text:p text:style-name="P14"/>
            <text:p text:style-name="P14">L</text:p>
          </table:table-cell>
          <table:table-cell table:style-name="Table1.A1" table:number-rows-spanned="3" office:value-type="string">
            <text:p text:style-name="P14"/>
            <text:p text:style-name="P14">K</text:p>
          </table:table-cell>
          <table:table-cell table:style-name="Table1.C1" table:number-columns-spanned="4" office:value-type="string">
            <text:p text:style-name="P14">ACCURACY (in %)</text:p>
          </table:table-cell>
          <table:covered-table-cell/>
          <table:covered-table-cell/>
          <table:covered-table-cell/>
        </table:table-row>
        <table:table-row>
          <table:covered-table-cell/>
          <table:covered-table-cell/>
          <table:table-cell table:style-name="Table1.C2" table:number-columns-spanned="2" office:value-type="string">
            <text:p text:style-name="P14">ENTROPY</text:p>
          </table:table-cell>
          <table:covered-table-cell/>
          <table:table-cell table:style-name="Table1.E2" table:number-columns-spanned="2" office:value-type="string">
            <text:p text:style-name="P14">VARIANCE IMPURITY</text:p>
          </table:table-cell>
          <table:covered-table-cell/>
        </table:table-row>
        <table:table-row>
          <table:covered-table-cell/>
          <table:covered-table-cell/>
          <table:table-cell table:style-name="Table1.C2" office:value-type="string">
            <text:p text:style-name="P14">Before pruning</text:p>
          </table:table-cell>
          <table:table-cell table:style-name="Table1.C2" office:value-type="string">
            <text:p text:style-name="P14">After pruning</text:p>
          </table:table-cell>
          <table:table-cell table:style-name="Table1.C2" office:value-type="string">
            <text:p text:style-name="P14">Before pruning</text:p>
          </table:table-cell>
          <table:table-cell table:style-name="Table1.E2" office:value-type="string">
            <text:p text:style-name="P14">After pruning</text:p>
          </table:table-cell>
        </table:table-row>
        <table:table-row>
          <table:table-cell table:style-name="Table1.C2" office:value-type="string">
            <text:p text:style-name="P13">100</text:p>
          </table:table-cell>
          <table:table-cell table:style-name="Table1.C2" office:value-type="string">
            <text:p text:style-name="P13">20</text:p>
          </table:table-cell>
          <table:table-cell table:style-name="Table1.C2" office:value-type="string">
            <text:p text:style-name="P13">72.333</text:p>
          </table:table-cell>
          <table:table-cell table:style-name="Table1.C2" office:value-type="string">
            <text:p text:style-name="P13">74.167</text:p>
          </table:table-cell>
          <table:table-cell table:style-name="Table1.C2" office:value-type="string">
            <text:p text:style-name="P13">72.5</text:p>
          </table:table-cell>
          <table:table-cell table:style-name="Table1.E2" office:value-type="string">
            <text:p text:style-name="P13">75.167</text:p>
          </table:table-cell>
        </table:table-row>
        <table:table-row>
          <table:table-cell table:style-name="Table1.C2" office:value-type="string">
            <text:p text:style-name="P13">500</text:p>
          </table:table-cell>
          <table:table-cell table:style-name="Table1.C2" office:value-type="string">
            <text:p text:style-name="P13">30</text:p>
          </table:table-cell>
          <table:table-cell table:style-name="Table1.C2" office:value-type="string">
            <text:p text:style-name="P13">72.333</text:p>
          </table:table-cell>
          <table:table-cell table:style-name="Table1.C2" office:value-type="string">
            <text:p text:style-name="P17">72.667</text:p>
          </table:table-cell>
          <table:table-cell table:style-name="Table1.C2" office:value-type="string">
            <text:p text:style-name="P13">72.5</text:p>
          </table:table-cell>
          <table:table-cell table:style-name="Table1.E2" office:value-type="string">
            <text:p text:style-name="P17">74.667</text:p>
          </table:table-cell>
        </table:table-row>
        <table:table-row>
          <table:table-cell table:style-name="Table1.C2" office:value-type="string">
            <text:p text:style-name="P13">1000</text:p>
          </table:table-cell>
          <table:table-cell table:style-name="Table1.C2" office:value-type="string">
            <text:p text:style-name="P13">50</text:p>
          </table:table-cell>
          <table:table-cell table:style-name="Table1.C2" office:value-type="string">
            <text:p text:style-name="P13">72.333</text:p>
          </table:table-cell>
          <table:table-cell table:style-name="Table1.C2" office:value-type="string">
            <text:p text:style-name="P17">73.83</text:p>
          </table:table-cell>
          <table:table-cell table:style-name="Table1.C2" office:value-type="string">
            <text:p text:style-name="P13">72.5</text:p>
          </table:table-cell>
          <table:table-cell table:style-name="Table1.E2" office:value-type="string">
            <text:p text:style-name="P17">76.167</text:p>
          </table:table-cell>
        </table:table-row>
        <table:table-row>
          <table:table-cell table:style-name="Table1.C2" office:value-type="string">
            <text:p text:style-name="P13">2000</text:p>
          </table:table-cell>
          <table:table-cell table:style-name="Table1.C2" office:value-type="string">
            <text:p text:style-name="P13">50</text:p>
          </table:table-cell>
          <table:table-cell table:style-name="Table1.C2" office:value-type="string">
            <text:p text:style-name="P13">72.333</text:p>
          </table:table-cell>
          <table:table-cell table:style-name="Table1.C2" office:value-type="string">
            <text:p text:style-name="P17">74.83</text:p>
          </table:table-cell>
          <table:table-cell table:style-name="Table1.C2" office:value-type="string">
            <text:p text:style-name="P13">72.5</text:p>
          </table:table-cell>
          <table:table-cell table:style-name="Table1.E2" office:value-type="string">
            <text:p text:style-name="P17">76.33</text:p>
          </table:table-cell>
        </table:table-row>
        <table:table-row>
          <table:table-cell table:style-name="Table1.C2" office:value-type="string">
            <text:p text:style-name="P13">1000</text:p>
          </table:table-cell>
          <table:table-cell table:style-name="Table1.C2" office:value-type="string">
            <text:p text:style-name="P13">70</text:p>
          </table:table-cell>
          <table:table-cell table:style-name="Table1.C2" office:value-type="string">
            <text:p text:style-name="P13">72.333</text:p>
          </table:table-cell>
          <table:table-cell table:style-name="Table1.C2" office:value-type="string">
            <text:p text:style-name="P17">73.167</text:p>
          </table:table-cell>
          <table:table-cell table:style-name="Table1.C2" office:value-type="string">
            <text:p text:style-name="P13">72.5</text:p>
          </table:table-cell>
          <table:table-cell table:style-name="Table1.E2" office:value-type="string">
            <text:p text:style-name="P17">74.333</text:p>
          </table:table-cell>
        </table:table-row>
        <table:table-row>
          <table:table-cell table:style-name="Table1.C2" office:value-type="string">
            <text:p text:style-name="P13">1000</text:p>
          </table:table-cell>
          <table:table-cell table:style-name="Table1.C2" office:value-type="string">
            <text:p text:style-name="P13">80</text:p>
          </table:table-cell>
          <table:table-cell table:style-name="Table1.C2" office:value-type="string">
            <text:p text:style-name="P13">72.333</text:p>
          </table:table-cell>
          <table:table-cell table:style-name="Table1.C2" office:value-type="string">
            <text:p text:style-name="P17">72.667</text:p>
          </table:table-cell>
          <table:table-cell table:style-name="Table1.C2" office:value-type="string">
            <text:p text:style-name="P13">72.5</text:p>
          </table:table-cell>
          <table:table-cell table:style-name="Table1.E2" office:value-type="string">
            <text:p text:style-name="P17">72.5</text:p>
          </table:table-cell>
        </table:table-row>
        <table:table-row>
          <table:table-cell table:style-name="Table1.C2" office:value-type="string">
            <text:p text:style-name="P13">2000</text:p>
          </table:table-cell>
          <table:table-cell table:style-name="Table1.C2" office:value-type="string">
            <text:p text:style-name="P13">80</text:p>
          </table:table-cell>
          <table:table-cell table:style-name="Table1.C2" office:value-type="string">
            <text:p text:style-name="P13">72.333</text:p>
          </table:table-cell>
          <table:table-cell table:style-name="Table1.C2" office:value-type="string">
            <text:p text:style-name="P17">73.167</text:p>
          </table:table-cell>
          <table:table-cell table:style-name="Table1.C2" office:value-type="string">
            <text:p text:style-name="P13">72.5</text:p>
          </table:table-cell>
          <table:table-cell table:style-name="Table1.E2" office:value-type="string">
            <text:p text:style-name="P17">74.83</text:p>
          </table:table-cell>
        </table:table-row>
        <table:table-row>
          <table:table-cell table:style-name="Table1.C2" office:value-type="string">
            <text:p text:style-name="P13">200</text:p>
          </table:table-cell>
          <table:table-cell table:style-name="Table1.C2" office:value-type="string">
            <text:p text:style-name="P13">10</text:p>
          </table:table-cell>
          <table:table-cell table:style-name="Table1.C2" office:value-type="string">
            <text:p text:style-name="P13">72.333</text:p>
          </table:table-cell>
          <table:table-cell table:style-name="Table1.C2" office:value-type="string">
            <text:p text:style-name="P17">75</text:p>
          </table:table-cell>
          <table:table-cell table:style-name="Table1.C2" office:value-type="string">
            <text:p text:style-name="P13">72.5</text:p>
          </table:table-cell>
          <table:table-cell table:style-name="Table1.E2" office:value-type="string">
            <text:p text:style-name="P17">72.0</text:p>
          </table:table-cell>
        </table:table-row>
        <table:table-row>
          <table:table-cell table:style-name="Table1.C2" office:value-type="string">
            <text:p text:style-name="P13">300</text:p>
          </table:table-cell>
          <table:table-cell table:style-name="Table1.C2" office:value-type="string">
            <text:p text:style-name="P13">25</text:p>
          </table:table-cell>
          <table:table-cell table:style-name="Table1.C2" office:value-type="string">
            <text:p text:style-name="P13">72.333</text:p>
          </table:table-cell>
          <table:table-cell table:style-name="Table1.C2" office:value-type="string">
            <text:p text:style-name="P13">74.167</text:p>
          </table:table-cell>
          <table:table-cell table:style-name="Table1.C2" office:value-type="string">
            <text:p text:style-name="P13">72.5</text:p>
          </table:table-cell>
          <table:table-cell table:style-name="Table1.E2" office:value-type="string">
            <text:p text:style-name="P13">74.167</text:p>
          </table:table-cell>
        </table:table-row>
      </table:table>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23ac85" officeooo:paragraph-rsid="0023ac85"/>
    </style:style>
    <style:style style:name="MP2" style:family="paragraph" style:parent-style-name="Header">
      <style:paragraph-properties fo:text-align="end" style:justify-single-word="false"/>
      <style:text-properties officeooo:rsid="0023ac85" officeooo:paragraph-rsid="0023ac8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CHINE LEARNING</text:p>
        <text:p text:style-name="MP1">HOMEWORK – 1</text:p>
        <text:p text:style-name="MP1">Decision Trees</text:p>
        <text:p text:style-name="MP2">Vivek Anand Sampath</text:p>
        <text:p text:style-name="MP2">vxs13513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2:49:09.680342352</meta:creation-date>
    <dc:date>2014-09-17T23:44:41.869904351</dc:date>
    <meta:editing-duration>PT45M6S</meta:editing-duration>
    <meta:editing-cycles>5</meta:editing-cycles>
    <meta:generator>LibreOffice/4.2.6.3$Linux_X86_64 LibreOffice_project/420m0$Build-3</meta:generator>
    <meta:document-statistic meta:table-count="2" meta:image-count="0" meta:object-count="0" meta:page-count="3" meta:paragraph-count="165" meta:word-count="490" meta:character-count="2813" meta:non-whitespace-character-count="2484"/>
  </office:meta>
</office:document-meta>
</file>